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65cm" fo:min-width="2.8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2.3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25cm" fo:min-width="2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35cm" fo:min-width="2.7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65cm" fo:min-width="0.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1.45cm" fo:min-width="2.3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1.65cm" fo:min-width="2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3.3cm" svg:height="1.9cm" svg:x="8.2cm" svg:y="1.3cm">
          <text:p text:style-name="P1"><text:span text:style-name="T1">Start</text:span></text:p>
          <text:p text:style-name="P1"><text:span text:style-name="T1">Program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8cm" svg:height="1.4cm" svg:x="12.8cm" svg:y="7.2cm">
          <text:p text:style-name="P1"><text:span text:style-name="T1">Initiiere</text:span></text:p>
          <text:p text:style-name="P1"><text:span text:style-name="T1">Bildsch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8cm" svg:height="1.4cm" svg:x="3.3cm" svg:y="7.3cm">
          <text:p text:style-name="P1"><text:span text:style-name="T1">Initiiere</text:span></text:p>
          <text:p text:style-name="P1"><text:span text:style-name="T1">Senso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3.3cm" svg:height="1.5cm" svg:x="8.1cm" svg:y="9.4cm">
          <text:p text:style-name="P1"><text:span text:style-name="T1">Start</text:span></text:p>
          <text:p text:style-name="P1"><text:span text:style-name="T1">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4.7cm" svg:y1="8.7cm" svg:x2="8.1cm" svg:y2="10.15cm" draw:start-shape="id1" draw:start-glue-point="2" draw:end-shape="id2" draw:end-glue-point="3" svg:d="M4700 8700v1450h3400" svg:viewBox="0 0 3401 1451">
          <text:p/>
        </draw:connector>
        <draw:connector draw:style-name="gr4" draw:text-style-name="P3" draw:layer="layout" svg:x1="14.2cm" svg:y1="8.6cm" svg:x2="11.4cm" svg:y2="10.15cm" draw:start-shape="id3" draw:start-glue-point="2" draw:end-shape="id2" svg:d="M14200 8600v1550h-2800" svg:viewBox="0 0 2801 1551">
          <text:p/>
        </draw:connector>
        <draw:custom-shape draw:style-name="gr2" draw:text-style-name="P2" xml:id="id6" draw:id="id6" draw:layer="layout" svg:width="2.8cm" svg:height="1.4cm" svg:x="3.6cm" svg:y="12.3cm">
          <text:p text:style-name="P1"><text:span text:style-name="T1">Checke</text:span></text:p>
          <text:p text:style-name="P1"><text:span text:style-name="T1">Senso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" draw:id="id5" draw:layer="layout" svg:width="3.2cm" svg:height="1.6cm" svg:x="8.3cm" svg:y="4.2cm">
          <text:p text:style-name="P1"><text:span text:style-name="T1">Kontrollarray</text:span></text:p>
          <text:p text:style-name="P1"><text:span text:style-name="T1">Soll = Ist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9.85cm" svg:y1="3.2cm" svg:x2="9.9cm" svg:y2="4.2cm" draw:start-shape="id4" draw:start-glue-point="2" draw:end-shape="id5" draw:end-glue-point="0" svg:d="M9850 3200v500h50v500" svg:viewBox="0 0 51 1001">
          <text:p/>
        </draw:connector>
        <draw:connector draw:style-name="gr4" draw:text-style-name="P3" draw:layer="layout" svg:x1="8.3cm" svg:y1="5cm" svg:x2="4.7cm" svg:y2="7.3cm" draw:start-shape="id5" draw:start-glue-point="3" draw:end-shape="id1" draw:end-glue-point="0" svg:d="M8300 5000h-3600v2300" svg:viewBox="0 0 3601 2301">
          <text:p/>
        </draw:connector>
        <draw:connector draw:style-name="gr4" draw:text-style-name="P3" draw:layer="layout" svg:x1="11.5cm" svg:y1="5cm" svg:x2="14.2cm" svg:y2="7.2cm" draw:start-shape="id5" draw:start-glue-point="1" draw:end-shape="id3" draw:end-glue-point="0" svg:d="M11500 5000h2700v2200" svg:viewBox="0 0 2701 2201">
          <text:p/>
        </draw:connector>
        <draw:custom-shape draw:style-name="gr2" draw:text-style-name="P2" xml:id="id7" draw:id="id7" draw:layer="layout" svg:width="2.8cm" svg:height="1.4cm" svg:x="13.2cm" svg:y="12.3cm">
          <text:p text:style-name="P1"><text:span text:style-name="T1">Checke</text:span></text:p>
          <text:p text:style-name="P1"><text:span text:style-name="T1">Bildschir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9.75cm" svg:y1="10.9cm" svg:x2="5cm" svg:y2="12.3cm" draw:start-shape="id2" draw:start-glue-point="2" draw:end-shape="id6" draw:end-glue-point="0" svg:d="M9750 10900v700h-4750v700" svg:viewBox="0 0 4751 1401">
          <text:p/>
        </draw:connector>
        <draw:connector draw:style-name="gr4" draw:text-style-name="P3" draw:layer="layout" svg:x1="9.75cm" svg:y1="10.9cm" svg:x2="14.6cm" svg:y2="12.3cm" draw:start-shape="id2" draw:start-glue-point="2" draw:end-shape="id7" draw:end-glue-point="0" svg:d="M9750 10900v700h4850v700" svg:viewBox="0 0 4851 1401">
          <text:p/>
        </draw:connector>
        <draw:custom-shape draw:style-name="gr6" draw:text-style-name="P2" xml:id="id8" draw:id="id8" draw:layer="layout" svg:width="2.5cm" svg:height="1.8cm" svg:x="8.7cm" svg:y="15.8cm">
          <text:p text:style-name="P1"><text:span text:style-name="T1">Soll</text:span></text:p>
          <text:p text:style-name="P1"><text:span text:style-name="T1">=</text:span></text:p>
          <text:p text:style-name="P1"><text:span text:style-name="T1">I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5cm" svg:y1="13.7cm" svg:x2="9.95cm" svg:y2="15.8cm" draw:start-shape="id6" draw:start-glue-point="2" draw:end-shape="id8" draw:end-glue-point="4" svg:d="M5000 13700v1050h4950v1050" svg:viewBox="0 0 4951 2101">
          <text:p/>
        </draw:connector>
        <draw:connector draw:style-name="gr4" draw:text-style-name="P3" draw:layer="layout" svg:x1="14.6cm" svg:y1="13.7cm" svg:x2="9.95cm" svg:y2="15.8cm" draw:start-shape="id7" draw:start-glue-point="2" draw:end-shape="id8" draw:end-glue-point="4" svg:d="M14600 13700v1050h-4650v1050" svg:viewBox="0 0 4651 2101">
          <text:p/>
        </draw:connector>
        <draw:connector draw:style-name="gr4" draw:text-style-name="P3" draw:layer="layout" draw:line-skew="5.799cm" svg:x1="11.2cm" svg:y1="16.7cm" svg:x2="11.4cm" svg:y2="10.15cm" draw:start-shape="id8" draw:start-glue-point="7" draw:end-shape="id2" draw:end-glue-point="1" svg:d="M11200 16700h6500v-6550h-6300" svg:viewBox="0 0 6501 6551">
          <text:p/>
        </draw:connector>
        <draw:frame draw:style-name="gr7" draw:text-style-name="P4" draw:layer="layout" svg:width="0.832cm" svg:height="0.725cm" svg:x="11.3cm" svg:y="16.075cm">
          <draw:text-box>
            <text:p><text:span text:style-name="T1">ja</text:span></text:p>
          </draw:text-box>
        </draw:frame>
        <draw:custom-shape draw:style-name="gr8" draw:text-style-name="P2" xml:id="id9" draw:id="id9" draw:layer="layout" svg:width="2.8cm" svg:height="1.7cm" svg:x="4cm" svg:y="19.9cm">
          <text:p text:style-name="P1"><text:span text:style-name="T1">Aktion</text:span></text:p>
          <text:p text:style-name="P1"><text:span text:style-name="T1">Aktore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0" draw:id="id10" draw:layer="layout" svg:width="2.8cm" svg:height="1.7cm" svg:x="13.4cm" svg:y="19.8cm">
          <text:p text:style-name="P1"><text:span text:style-name="T1">Aktion</text:span></text:p>
          <text:p text:style-name="P1"><text:span text:style-name="T1">Bildschirm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9.95cm" svg:y1="17.6cm" svg:x2="5.4cm" svg:y2="19.9cm" draw:start-shape="id8" draw:start-glue-point="6" draw:end-shape="id9" draw:end-glue-point="0" svg:d="M9950 17600v1150h-4550v1150" svg:viewBox="0 0 4551 2301">
          <text:p/>
        </draw:connector>
        <draw:connector draw:style-name="gr4" draw:text-style-name="P3" draw:layer="layout" draw:line-skew="0.15cm" svg:x1="9.95cm" svg:y1="17.6cm" svg:x2="14.8cm" svg:y2="19.8cm" draw:start-shape="id8" draw:start-glue-point="6" draw:end-shape="id10" draw:end-glue-point="0" svg:d="M9950 17600v1250h4850v950" svg:viewBox="0 0 4851 2201">
          <text:p/>
        </draw:connector>
        <draw:custom-shape draw:style-name="gr9" draw:text-style-name="P2" xml:id="id11" draw:id="id11" draw:layer="layout" svg:width="3cm" svg:height="1.9cm" svg:x="9.2cm" svg:y="23.1cm">
          <text:p text:style-name="P1"><text:span text:style-name="T1">Kontrollarray</text:span></text:p>
          <text:p text:style-name="P1"><text:span text:style-name="T1">Ist = Soll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.4cm" svg:y1="21.6cm" svg:x2="9.2cm" svg:y2="24.05cm" draw:start-shape="id9" draw:start-glue-point="2" draw:end-shape="id11" draw:end-glue-point="3" svg:d="M5400 21600v2450h3800" svg:viewBox="0 0 3801 2451">
          <text:p/>
        </draw:connector>
        <draw:connector draw:style-name="gr4" draw:text-style-name="P3" draw:layer="layout" svg:x1="14.8cm" svg:y1="21.5cm" svg:x2="12.2cm" svg:y2="24.05cm" draw:start-shape="id10" draw:start-glue-point="2" draw:end-shape="id11" draw:end-glue-point="1" svg:d="M14800 21500v2550h-2600" svg:viewBox="0 0 2601 2551">
          <text:p/>
        </draw:connector>
        <draw:connector draw:style-name="gr4" draw:text-style-name="P3" draw:layer="layout" draw:line-skew="0cm 6.099cm" svg:x1="10.7cm" svg:y1="25cm" svg:x2="11.4cm" svg:y2="10.15cm" draw:start-shape="id11" draw:start-glue-point="2" draw:end-shape="id2" draw:end-glue-point="1" svg:d="M10700 25000v501h8100v-15351h-7400" svg:viewBox="0 0 8101 15352">
          <text:p/>
        </draw:connector>
        <draw:frame draw:style-name="gr10" draw:text-style-name="P4" draw:layer="layout" svg:width="1.306cm" svg:height="1.125cm" svg:x="10.3cm" svg:y="17.7cm">
          <draw:text-box>
            <text:p><text:span text:style-name="T1">ne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3T10:06:37.116000000</meta:creation-date>
    <dc:date>2019-02-03T10:37:28.364000000</dc:date>
    <meta:editing-duration>PT17S</meta:editing-duration>
    <meta:editing-cycles>1</meta:editing-cycles>
    <meta:document-statistic meta:object-count="28"/>
    <meta:generator>LibreOffice/6.1.0.3$Windows_X86_64 LibreOffice_project/efb621ed25068d70781dc026f7e9c5187a4decd1</meta:generator>
  </office:meta>
</office:document-meta>
</file>